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8701in"/>
    </style:style>
    <style:style style:name="co2" style:family="table-column">
      <style:table-column-properties fo:break-before="auto" style:column-width="1.7327in"/>
    </style:style>
    <style:style style:name="co3" style:family="table-column">
      <style:table-column-properties fo:break-before="auto" style:column-width="1.689in"/>
    </style:style>
    <style:style style:name="co4" style:family="table-column">
      <style:table-column-properties fo:break-before="auto" style:column-width="2.7228in"/>
    </style:style>
    <style:style style:name="co5" style:family="table-column">
      <style:table-column-properties fo:break-before="auto" style:column-width="0.3173in"/>
    </style:style>
    <style:style style:name="co6" style:family="table-column">
      <style:table-column-properties fo:break-before="auto" style:column-width="1.4146in"/>
    </style:style>
    <style:style style:name="co7" style:family="table-column">
      <style:table-column-properties fo:break-before="auto" style:column-width="1.599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 style:data-style-name="N104"/>
  </office:automatic-styles>
  <office:body>
    <office:spreadsheet>
      <table:table table:name="outp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3"/>
        <table:table-column table:style-name="co7" table:default-cell-style-name="ce3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refdes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Suggested Source</text:p>
          </table:table-cell>
          <table:table-cell table:style-name="ce1" office:value-type="string" calcext:value-type="string">
            <text:p>Cost for 1 board</text:p>
          </table:table-cell>
          <table:table-cell table:style-name="ce1" office:value-type="string" calcext:value-type="string">
            <text:p>Cost for 250 boards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P/C1</text:p>
          </table:table-cell>
          <table:table-cell office:value-type="string" calcext:value-type="string">
            <text:p>B41231B7688M</text:p>
          </table:table-cell>
          <table:table-cell office:value-type="string" calcext:value-type="string">
            <text:p>6800uF</text:p>
          </table:table-cell>
          <table:table-cell office:value-type="string" calcext:value-type="string">
            <text:p>EPCOS_CAP_6800_B41231B7688M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.com</text:p>
          </table:table-cell>
          <table:table-cell table:formula="of:=[.E2]*1.94" office:value-type="currency" office:currency="USD" office:value="1.94" calcext:value-type="currency">
            <text:p>$1.94</text:p>
          </table:table-cell>
          <table:table-cell table:formula="of:=[.E2]*1.2004*250" office:value-type="currency" office:currency="USD" office:value="300.1" calcext:value-type="currency">
            <text:p>$300.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/U2</text:p>
          </table:table-cell>
          <table:table-cell office:value-type="string" calcext:value-type="string">
            <text:p>UA78M33CDCYR</text:p>
          </table:table-cell>
          <table:table-cell office:value-type="string" calcext:value-type="string">
            <text:p>3.3V Regulator</text:p>
          </table:table-cell>
          <table:table-cell office:value-type="string" calcext:value-type="string">
            <text:p>SOT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.com</text:p>
          </table:table-cell>
          <table:table-cell table:formula="of:=[.E3]*0.58" office:value-type="currency" office:currency="USD" office:value="0.58" calcext:value-type="currency">
            <text:p>$0.58</text:p>
          </table:table-cell>
          <table:table-cell table:formula="of:=[.E3]*0.39*250" office:value-type="currency" office:currency="USD" office:value="97.5" calcext:value-type="currency">
            <text:p>$97.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/U1</text:p>
          </table:table-cell>
          <table:table-cell office:value-type="string" calcext:value-type="string">
            <text:p>LM5160ADNTJ</text:p>
          </table:table-cell>
          <table:table-cell office:value-type="string" calcext:value-type="string">
            <text:p>Flybuck Converter</text:p>
          </table:table-cell>
          <table:table-cell office:value-type="string" calcext:value-type="string">
            <text:p>LM5160_WSON.f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.com</text:p>
          </table:table-cell>
          <table:table-cell table:formula="of:=[.E4]*4.42" office:value-type="currency" office:currency="USD" office:value="4.42" calcext:value-type="currency">
            <text:p>$4.42</text:p>
          </table:table-cell>
          <table:table-cell table:formula="of:=[.E4]*4.42*250" office:value-type="currency" office:currency="USD" office:value="1105" calcext:value-type="currency">
            <text:p>$1,105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/C4</text:p>
          </table:table-cell>
          <table:table-cell office:value-type="string" calcext:value-type="string">
            <text:p>GRM21BR72A474KA73L </text:p>
          </table:table-cell>
          <table:table-cell office:value-type="string" calcext:value-type="string">
            <text:p>.47uF</text:p>
          </table:table-cell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.com</text:p>
          </table:table-cell>
          <table:table-cell table:formula="of:=[.E5]*0.58" office:value-type="currency" office:currency="USD" office:value="0.58" calcext:value-type="currency">
            <text:p>$0.58</text:p>
          </table:table-cell>
          <table:table-cell table:formula="of:=[.E5]*0.22276*250" office:value-type="currency" office:currency="USD" office:value="55.69" calcext:value-type="currency">
            <text:p>$55.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/C6</text:p>
          </table:table-cell>
          <table:table-cell office:value-type="string" calcext:value-type="string">
            <text:p>C0805C223K5RACTU</text:p>
          </table:table-cell>
          <table:table-cell office:value-type="string" calcext:value-type="string">
            <text:p>22nF</text:p>
          </table:table-cell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.com</text:p>
          </table:table-cell>
          <table:table-cell table:formula="of:=[.E6]*0.1" office:value-type="currency" office:currency="USD" office:value="0.1" calcext:value-type="currency">
            <text:p>$0.10</text:p>
          </table:table-cell>
          <table:table-cell table:formula="of:=[.E6]*0.02384*250" office:value-type="currency" office:currency="USD" office:value="5.96" calcext:value-type="currency">
            <text:p>$5.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/C10</text:p>
          </table:table-cell>
          <table:table-cell office:value-type="string" calcext:value-type="string">
            <text:p>CC0805KKX7R7BB105 </text:p>
          </table:table-cell>
          <table:table-cell office:value-type="string" calcext:value-type="string">
            <text:p>1uF</text:p>
          </table:table-cell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.com</text:p>
          </table:table-cell>
          <table:table-cell table:formula="of:=[.E7]*0.1" office:value-type="currency" office:currency="USD" office:value="0.1" calcext:value-type="currency">
            <text:p>$0.10</text:p>
          </table:table-cell>
          <table:table-cell table:formula="of:=[.E7]*0.02476*250" office:value-type="currency" office:currency="USD" office:value="6.19" calcext:value-type="currency">
            <text:p>$6.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/R2,P/R3,P/R4</text:p>
          </table:table-cell>
          <table:table-cell office:value-type="string" calcext:value-type="string">
            <text:p>RC0805FR-07100KL</text:p>
          </table:table-cell>
          <table:table-cell office:value-type="string" calcext:value-type="string">
            <text:p>100k</text:p>
          </table:table-cell>
          <table:table-cell office:value-type="float" office:value="805" calcext:value-type="float">
            <text:p>8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gikey.com</text:p>
          </table:table-cell>
          <table:table-cell table:formula="of:=[.E8]*0.1" office:value-type="currency" office:currency="USD" office:value="0.3" calcext:value-type="currency">
            <text:p>$0.30</text:p>
          </table:table-cell>
          <table:table-cell table:formula="of:=[.E8]*0.00514*250" office:value-type="currency" office:currency="USD" office:value="3.855" calcext:value-type="currency">
            <text:p>$3.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/C9</text:p>
          </table:table-cell>
          <table:table-cell office:value-type="string" calcext:value-type="string">
            <text:p>C0805C102K4RACT</text:p>
          </table:table-cell>
          <table:table-cell office:value-type="string" calcext:value-type="string">
            <text:p>1nF</text:p>
          </table:table-cell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.com</text:p>
          </table:table-cell>
          <table:table-cell table:formula="of:=[.E9]*0.1" office:value-type="currency" office:currency="USD" office:value="0.1" calcext:value-type="currency">
            <text:p>$0.10</text:p>
          </table:table-cell>
          <table:table-cell table:formula="of:=[.E9]*0.01804*250" office:value-type="currency" office:currency="USD" office:value="4.51" calcext:value-type="currency">
            <text:p>$4.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/R7</text:p>
          </table:table-cell>
          <table:table-cell office:value-type="string" calcext:value-type="string">
            <text:p>RC0805FR-072KL</text:p>
          </table:table-cell>
          <table:table-cell office:value-type="string" calcext:value-type="string">
            <text:p>2k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gikey.com</text:p>
          </table:table-cell>
          <table:table-cell table:formula="of:=[.E10]*0.1" office:value-type="currency" office:currency="USD" office:value="0.2" calcext:value-type="currency">
            <text:p>$0.20</text:p>
          </table:table-cell>
          <table:table-cell table:formula="of:=[.E10]*0.00644*250" office:value-type="currency" office:currency="USD" office:value="3.22" calcext:value-type="currency">
            <text:p>$3.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/R6</text:p>
          </table:table-cell>
          <table:table-cell office:value-type="string" calcext:value-type="string">
            <text:p>RC0805FR-073K48L </text:p>
          </table:table-cell>
          <table:table-cell office:value-type="string" calcext:value-type="string">
            <text:p>3.48k</text:p>
          </table:table-cell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.com</text:p>
          </table:table-cell>
          <table:table-cell table:formula="of:=[.E11]*0.1" office:value-type="currency" office:currency="USD" office:value="0.1" calcext:value-type="currency">
            <text:p>$0.10</text:p>
          </table:table-cell>
          <table:table-cell table:formula="of:=[.E11]*250*0.00644" office:value-type="currency" office:currency="USD" office:value="1.61" calcext:value-type="currency">
            <text:p>$1.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/TP1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test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/C5</text:p>
          </table:table-cell>
          <table:table-cell office:value-type="string" calcext:value-type="string">
            <text:p>GRM31BR73A222KW01</text:p>
          </table:table-cell>
          <table:table-cell office:value-type="string" calcext:value-type="string">
            <text:p>2.2nF</text:p>
          </table:table-cell>
          <table:table-cell office:value-type="float" office:value="1206" calcext:value-type="float">
            <text:p>1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.com</text:p>
          </table:table-cell>
          <table:table-cell table:formula="of:=[.E13]*0.33" office:value-type="currency" office:currency="USD" office:value="0.33" calcext:value-type="currency">
            <text:p>$0.33</text:p>
          </table:table-cell>
          <table:table-cell table:formula="of:=[.E13]*0.11592*250" office:value-type="currency" office:currency="USD" office:value="28.98" calcext:value-type="currency">
            <text:p>$28.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/T1</text:p>
          </table:table-cell>
          <table:table-cell office:value-type="string" calcext:value-type="string">
            <text:p>SRF1280-330M</text:p>
          </table:table-cell>
          <table:table-cell office:value-type="string" calcext:value-type="string">
            <text:p>33uH</text:p>
          </table:table-cell>
          <table:table-cell office:value-type="string" calcext:value-type="string">
            <text:p>BOURNS_SRF1280-330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.com</text:p>
          </table:table-cell>
          <table:table-cell table:formula="of:=[.E14]*1.5" office:value-type="currency" office:currency="USD" office:value="1.5" calcext:value-type="currency">
            <text:p>$1.50</text:p>
          </table:table-cell>
          <table:table-cell table:formula="of:=[.E14]*1.07*250" office:value-type="currency" office:currency="USD" office:value="267.5" calcext:value-type="currency">
            <text:p>$267.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/D1</text:p>
          </table:table-cell>
          <table:table-cell office:value-type="string" calcext:value-type="string">
            <text:p>DFLS1100-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OWERDI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.com</text:p>
          </table:table-cell>
          <table:table-cell table:formula="of:=[.E15]*0.41" office:value-type="currency" office:currency="USD" office:value="0.41" calcext:value-type="currency">
            <text:p>$0.41</text:p>
          </table:table-cell>
          <table:table-cell table:formula="of:=[.E15]*0.2601*250" office:value-type="currency" office:currency="USD" office:value="65.025" calcext:value-type="currency">
            <text:p>$65.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/R20</text:p>
          </table:table-cell>
          <table:table-cell office:value-type="string" calcext:value-type="string">
            <text:p>RNCP0805FTD10K0</text:p>
          </table:table-cell>
          <table:table-cell office:value-type="string" calcext:value-type="string">
            <text:p>10k</text:p>
          </table:table-cell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.com</text:p>
          </table:table-cell>
          <table:table-cell table:formula="of:=[.E16]*0.1" office:value-type="currency" office:currency="USD" office:value="0.1" calcext:value-type="currency">
            <text:p>$0.10</text:p>
          </table:table-cell>
          <table:table-cell table:formula="of:=[.E16]*0.01088*250" office:value-type="currency" office:currency="USD" office:value="2.72" calcext:value-type="currency">
            <text:p>$2.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/ST1,P/ST2</text:p>
          </table:table-cell>
          <table:table-cell office:value-type="string" calcext:value-type="string">
            <text:p>Keystone 121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KEYSTONE_1212.f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gikey.com</text:p>
          </table:table-cell>
          <table:table-cell table:formula="of:=[.E17]*0.17" office:value-type="currency" office:currency="USD" office:value="0.34" calcext:value-type="currency">
            <text:p>$0.34</text:p>
          </table:table-cell>
          <table:table-cell table:formula="of:=[.E17]*0.0792*250" office:value-type="currency" office:currency="USD" office:value="39.6" calcext:value-type="currency">
            <text:p>$39.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/C12,P/C13,P/C14,P/C8</text:p>
          </table:table-cell>
          <table:table-cell office:value-type="string" calcext:value-type="string">
            <text:p>GRM32DR71C106KA01K </text:p>
          </table:table-cell>
          <table:table-cell office:value-type="string" calcext:value-type="string">
            <text:p>10uF</text:p>
          </table:table-cell>
          <table:table-cell office:value-type="float" office:value="1210" calcext:value-type="float">
            <text:p>12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gikey.com</text:p>
          </table:table-cell>
          <table:table-cell table:formula="of:=[.E18]*0.57" office:value-type="currency" office:currency="USD" office:value="2.28" calcext:value-type="currency">
            <text:p>$2.28</text:p>
          </table:table-cell>
          <table:table-cell table:formula="of:=[.E18]*0.18405*250" office:value-type="currency" office:currency="USD" office:value="184.05" calcext:value-type="currency">
            <text:p>$184.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/J1</text:p>
          </table:table-cell>
          <table:table-cell office:value-type="string" calcext:value-type="string">
            <text:p>39-30-0060</text:p>
          </table:table-cell>
          <table:table-cell office:value-type="string" calcext:value-type="string">
            <text:p>6-Pin</text:p>
          </table:table-cell>
          <table:table-cell office:value-type="string" calcext:value-type="string">
            <text:p>Molex_39-30-00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.com</text:p>
          </table:table-cell>
          <table:table-cell table:formula="of:=[.E19]*1.32" office:value-type="currency" office:currency="USD" office:value="1.32" calcext:value-type="currency">
            <text:p>$1.32</text:p>
          </table:table-cell>
          <table:table-cell table:formula="of:=[.E19]*0.9076*250" office:value-type="currency" office:currency="USD" office:value="226.9" calcext:value-type="currency">
            <text:p>$226.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/C2,P/C3</text:p>
          </table:table-cell>
          <table:table-cell office:value-type="string" calcext:value-type="string">
            <text:p>HMK325B7225KN-T</text:p>
          </table:table-cell>
          <table:table-cell office:value-type="string" calcext:value-type="string">
            <text:p>2.2uF</text:p>
          </table:table-cell>
          <table:table-cell office:value-type="float" office:value="1210" calcext:value-type="float">
            <text:p>12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gikey.com</text:p>
          </table:table-cell>
          <table:table-cell table:formula="of:=[.E20]*0.56" office:value-type="currency" office:currency="USD" office:value="1.12" calcext:value-type="currency">
            <text:p>$1.12</text:p>
          </table:table-cell>
          <table:table-cell table:formula="of:=[.E20]*0.196*250" office:value-type="currency" office:currency="USD" office:value="98" calcext:value-type="currency">
            <text:p>$98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/A/C17,D/A/C19,D/X/C17,D/X/C19,D/Y/C17,D/Y/C19,D/Z/C17,D/Z/C19,P/C11,P/C15</text:p>
          </table:table-cell>
          <table:table-cell office:value-type="string" calcext:value-type="string">
            <text:p>GRM21BR71H104KA01L </text:p>
          </table:table-cell>
          <table:table-cell office:value-type="string" calcext:value-type="string">
            <text:p>100nF</text:p>
          </table:table-cell>
          <table:table-cell office:value-type="float" office:value="805" calcext:value-type="float">
            <text:p>8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gikey.com</text:p>
          </table:table-cell>
          <table:table-cell table:formula="of:=[.E21]*0.125" office:value-type="currency" office:currency="USD" office:value="1.25" calcext:value-type="currency">
            <text:p>$1.25</text:p>
          </table:table-cell>
          <table:table-cell table:formula="of:=[.E21]*0.03438*250" office:value-type="currency" office:currency="USD" office:value="85.95" calcext:value-type="currency">
            <text:p>$85.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/A/U3,D/X/U3,D/Y/U3,D/Z/U3</text:p>
          </table:table-cell>
          <table:table-cell office:value-type="string" calcext:value-type="string">
            <text:p>TMC2660-P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QFP44_10_TMS26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gikey.com</text:p>
          </table:table-cell>
          <table:table-cell table:formula="of:=[.E22]*7.18" office:value-type="currency" office:currency="USD" office:value="28.72" calcext:value-type="currency">
            <text:p>$28.72</text:p>
          </table:table-cell>
          <table:table-cell table:formula="of:=[.E22]*3.86353*250" office:value-type="currency" office:currency="USD" office:value="3863.53" calcext:value-type="currency">
            <text:p>$3,863.5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/A/R11,D/A/R13,D/X/R11,D/X/R13,D/Y/R11,D/Y/R13,D/Z/R11,D/Z/R13</text:p>
          </table:table-cell>
          <table:table-cell office:value-type="string" calcext:value-type="string">
            <text:p>RMCF0805JT22R0</text:p>
          </table:table-cell>
          <table:table-cell office:value-type="float" office:value="22" calcext:value-type="float">
            <text:p>22</text:p>
          </table:table-cell>
          <table:table-cell office:value-type="float" office:value="805" calcext:value-type="float">
            <text:p>8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gikey.com</text:p>
          </table:table-cell>
          <table:table-cell table:formula="of:=[.E23]*0.1" office:value-type="currency" office:currency="USD" office:value="0.8" calcext:value-type="currency">
            <text:p>$0.80</text:p>
          </table:table-cell>
          <table:table-cell table:formula="of:=[.E23]*0.00292*250" office:value-type="currency" office:currency="USD" office:value="5.84" calcext:value-type="currency">
            <text:p>$5.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/A/R12,D/A/R14,D/X/R12,D/X/R14,D/Y/R12,D/Y/R14,D/Z/R12,D/Z/R14</text:p>
          </table:table-cell>
          <table:table-cell office:value-type="string" calcext:value-type="string">
            <text:p>ERJ-8BWFR075V</text:p>
          </table:table-cell>
          <table:table-cell office:value-type="float" office:value="0.075" calcext:value-type="float">
            <text:p>0.075</text:p>
          </table:table-cell>
          <table:table-cell office:value-type="float" office:value="1206" calcext:value-type="float">
            <text:p>12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gikey.com</text:p>
          </table:table-cell>
          <table:table-cell table:formula="of:=[.E24]*0.72" office:value-type="currency" office:currency="USD" office:value="5.76" calcext:value-type="currency">
            <text:p>$5.76</text:p>
          </table:table-cell>
          <table:table-cell table:formula="of:=[.E24]*0.23625*250" office:value-type="currency" office:currency="USD" office:value="472.5" calcext:value-type="currency">
            <text:p>$472.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/A/J1,D/X/J1,D/Y/J1,D/Z/J1</text:p>
          </table:table-cell>
          <table:table-cell office:value-type="string" calcext:value-type="string">
            <text:p>10127720-041LF</text:p>
          </table:table-cell>
          <table:table-cell office:value-type="string" calcext:value-type="string">
            <text:p>4-Pin Male Connector</text:p>
          </table:table-cell>
          <table:table-cell office:value-type="string" calcext:value-type="string">
            <text:p>AMPHENOL_10127720-041LF.f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gikey.com</text:p>
          </table:table-cell>
          <table:table-cell table:formula="of:=[.E25]*0.69" office:value-type="currency" office:currency="USD" office:value="2.76" calcext:value-type="currency">
            <text:p>$2.76</text:p>
          </table:table-cell>
          <table:table-cell table:formula="of:=[.E25]*0.35673*250" office:value-type="currency" office:currency="USD" office:value="356.73" calcext:value-type="currency">
            <text:p>$356.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/A/C20,D/A/C27,D/X/C20,D/X/C27,D/Y/C20,D/Y/C27,D/Z/C20,D/Z/C27</text:p>
          </table:table-cell>
          <table:table-cell office:value-type="string" calcext:value-type="string">
            <text:p>UWT1V101MCL1GS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NICHICON_WT_CAP_260_mil_s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gikey.com</text:p>
          </table:table-cell>
          <table:table-cell table:formula="of:=[.E26]*0.36" office:value-type="currency" office:currency="USD" office:value="2.88" calcext:value-type="currency">
            <text:p>$2.88</text:p>
          </table:table-cell>
          <table:table-cell table:formula="of:=[.E26]*0.08607*250" office:value-type="currency" office:currency="USD" office:value="172.14" calcext:value-type="currency">
            <text:p>$172.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/A/C21,D/A/C22,D/X/C21,D/X/C22,D/Y/C21,D/Y/C22,D/Z/C21,D/Z/C22</text:p>
          </table:table-cell>
          <table:table-cell office:value-type="string" calcext:value-type="string">
            <text:p>GRM31MR71H474KA01L </text:p>
          </table:table-cell>
          <table:table-cell office:value-type="string" calcext:value-type="string">
            <text:p>470nF</text:p>
          </table:table-cell>
          <table:table-cell office:value-type="float" office:value="1206" calcext:value-type="float">
            <text:p>12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gikey.com</text:p>
          </table:table-cell>
          <table:table-cell table:formula="of:=[.E27]*0.51" office:value-type="currency" office:currency="USD" office:value="4.08" calcext:value-type="currency">
            <text:p>$4.08</text:p>
          </table:table-cell>
          <table:table-cell table:formula="of:=[.E27]*0.14743*250" office:value-type="currency" office:currency="USD" office:value="294.86" calcext:value-type="currency">
            <text:p>$294.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/A/C18,D/A/C25,D/A/C26,D/X/C18,D/X/C25,D/X/C26,D/Y/C18,D/Y/C25,D/Y/C26,D/Z/C18,D/Z/C25,D/Z/C26</text:p>
          </table:table-cell>
          <table:table-cell office:value-type="string" calcext:value-type="string">
            <text:p>GRM219R71C474KA01D </text:p>
          </table:table-cell>
          <table:table-cell office:value-type="string" calcext:value-type="string">
            <text:p>470nF</text:p>
          </table:table-cell>
          <table:table-cell office:value-type="float" office:value="805" calcext:value-type="float">
            <text:p>80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igikey.com</text:p>
          </table:table-cell>
          <table:table-cell table:formula="of:=[.E28]*0.304" office:value-type="currency" office:currency="USD" office:value="3.648" calcext:value-type="currency">
            <text:p>$3.65</text:p>
          </table:table-cell>
          <table:table-cell table:formula="of:=[.E28]*0.0893*250" office:value-type="currency" office:currency="USD" office:value="267.9" calcext:value-type="currency">
            <text:p>$267.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/A/C23,D/A/C24,D/X/C23,D/X/C24,D/Y/C23,D/Y/C24,D/Z/C23,D/Z/C24</text:p>
          </table:table-cell>
          <table:table-cell office:value-type="string" calcext:value-type="string">
            <text:p>C0805C103K4RACTU</text:p>
          </table:table-cell>
          <table:table-cell office:value-type="string" calcext:value-type="string">
            <text:p>10nF</text:p>
          </table:table-cell>
          <table:table-cell office:value-type="float" office:value="805" calcext:value-type="float">
            <text:p>8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gikey.com</text:p>
          </table:table-cell>
          <table:table-cell table:formula="of:=[.E29]*0.24" office:value-type="currency" office:currency="USD" office:value="1.92" calcext:value-type="currency">
            <text:p>$1.92</text:p>
          </table:table-cell>
          <table:table-cell table:formula="of:=[.E29]*0.05875*250" office:value-type="currency" office:currency="USD" office:value="117.5" calcext:value-type="currency">
            <text:p>$117.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/A/J2,D/X/J2,D/Y/J2,D/Z/J2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JUMPER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/OSC1</text:p>
          </table:table-cell>
          <table:table-cell office:value-type="string" calcext:value-type="string">
            <text:p>CB3LV-3I-16M0000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CB3_O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.com</text:p>
          </table:table-cell>
          <table:table-cell table:formula="of:=[.E31]*1.35" office:value-type="currency" office:currency="USD" office:value="1.35" calcext:value-type="currency">
            <text:p>$1.35</text:p>
          </table:table-cell>
          <table:table-cell table:formula="of:=[.E31]*1.05064*250" office:value-type="currency" office:currency="USD" office:value="262.66" calcext:value-type="currency">
            <text:p>$262.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/C16,P/C7</text:p>
          </table:table-cell>
          <table:table-cell office:value-type="string" calcext:value-type="string">
            <text:p>CC0805KRX7R9BB103</text:p>
          </table:table-cell>
          <table:table-cell office:value-type="string" calcext:value-type="string">
            <text:p>10nF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gikey.com</text:p>
          </table:table-cell>
          <table:table-cell table:formula="of:=[.E32]*0.1" office:value-type="currency" office:currency="USD" office:value="0.2" calcext:value-type="currency">
            <text:p>$0.20</text:p>
          </table:table-cell>
          <table:table-cell table:formula="of:=[.E32]*0.01164*250" office:value-type="currency" office:currency="USD" office:value="5.82" calcext:value-type="currency">
            <text:p>$5.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/RPI</text:p>
          </table:table-cell>
          <table:table-cell office:value-type="string" calcext:value-type="string">
            <text:p>SBH11-PBPC-D20-ST-BK</text:p>
          </table:table-cell>
          <table:table-cell office:value-type="string" calcext:value-type="string">
            <text:p>40-pin Connector</text:p>
          </table:table-cell>
          <table:table-cell office:value-type="string" calcext:value-type="string">
            <text:p>raspberry_pi_conn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.com</text:p>
          </table:table-cell>
          <table:table-cell table:formula="of:=[.E33]*0.91" office:value-type="currency" office:currency="USD" office:value="0.91" calcext:value-type="currency">
            <text:p>$0.91</text:p>
          </table:table-cell>
          <table:table-cell table:formula="of:=[.E33]*0.48824*250" office:value-type="currency" office:currency="USD" office:value="122.06" calcext:value-type="currency">
            <text:p>$122.0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/U4</text:p>
          </table:table-cell>
          <table:table-cell office:value-type="string" calcext:value-type="string">
            <text:p>MAX14850AAE+</text:p>
          </table:table-cell>
          <table:table-cell office:value-type="string" calcext:value-type="string">
            <text:p>6-Channel Digital Isolator</text:p>
          </table:table-cell>
          <table:table-cell office:value-type="string" calcext:value-type="string">
            <text:p>QSOP16_E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.com</text:p>
          </table:table-cell>
          <table:table-cell table:formula="of:=[.E34]*2.54" office:value-type="currency" office:currency="USD" office:value="2.54" calcext:value-type="currency">
            <text:p>$2.54</text:p>
          </table:table-cell>
          <table:table-cell table:formula="of:=[.E34]*1.74*250" office:value-type="currency" office:currency="USD" office:value="435" calcext:value-type="currency">
            <text:p>$435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/A/R10,D/A/R9,D/R8,D/X/R10,D/X/R9,D/Y/R10,D/Y/R9,D/Z/R10,D/Z/R9,R/R15,R/R16,R/R17,R/R18</text:p>
          </table:table-cell>
          <table:table-cell office:value-type="string" calcext:value-type="string">
            <text:p>RMCF0805JT10K0</text:p>
          </table:table-cell>
          <table:table-cell office:value-type="string" calcext:value-type="string">
            <text:p>10k</text:p>
          </table:table-cell>
          <table:table-cell office:value-type="float" office:value="805" calcext:value-type="float">
            <text:p>80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igikey.com</text:p>
          </table:table-cell>
          <table:table-cell table:formula="of:=[.E35]*0.1" office:value-type="currency" office:currency="USD" office:value="1.3" calcext:value-type="currency">
            <text:p>$1.30</text:p>
          </table:table-cell>
          <table:table-cell table:formula="of:=[.E35]*0.00292*250" office:value-type="currency" office:currency="USD" office:value="9.49" calcext:value-type="currency">
            <text:p>$9.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/POWER,R/SERIAL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JUMPER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/X1</text:p>
          </table:table-cell>
          <table:table-cell office:value-type="string" calcext:value-type="string">
            <text:p>ABLS-16.000MHZ-B4-T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Crystal_HC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.com</text:p>
          </table:table-cell>
          <table:table-cell table:formula="of:=[.E37]*0.27" office:value-type="currency" office:currency="USD" office:value="0.27" calcext:value-type="currency">
            <text:p>$0.27</text:p>
          </table:table-cell>
          <table:table-cell table:formula="of:=[.E37]*0.1806*250" office:value-type="currency" office:currency="USD" office:value="45.15" calcext:value-type="currency">
            <text:p>$45.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/C33,M/C34</text:p>
          </table:table-cell>
          <table:table-cell office:value-type="string" calcext:value-type="string">
            <text:p>C0805C220J5GACTU</text:p>
          </table:table-cell>
          <table:table-cell office:value-type="string" calcext:value-type="string">
            <text:p>22pF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gikey.com</text:p>
          </table:table-cell>
          <table:table-cell table:formula="of:=[.E38]*0.1" office:value-type="currency" office:currency="USD" office:value="0.2" calcext:value-type="currency">
            <text:p>$0.20</text:p>
          </table:table-cell>
          <table:table-cell table:formula="of:=[.E38]*0.0154*250" office:value-type="currency" office:currency="USD" office:value="7.7" calcext:value-type="currency">
            <text:p>$7.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/ISP</text:p>
          </table:table-cell>
          <table:table-cell office:value-type="string" calcext:value-type="string">
            <text:p>M20-9980346</text:p>
          </table:table-cell>
          <table:table-cell office:value-type="string" calcext:value-type="string">
            <text:p>6-Pin Header</text:p>
          </table:table-cell>
          <table:table-cell office:value-type="string" calcext:value-type="string">
            <text:p>HEADER6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.com</text:p>
          </table:table-cell>
          <table:table-cell table:formula="of:=[.E39]*0.24" office:value-type="currency" office:currency="USD" office:value="0.24" calcext:value-type="currency">
            <text:p>$0.24</text:p>
          </table:table-cell>
          <table:table-cell table:formula="of:=[.E39]*0.14032*250" office:value-type="currency" office:currency="USD" office:value="35.08" calcext:value-type="currency">
            <text:p>$35.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/U5</text:p>
          </table:table-cell>
          <table:table-cell table:number-columns-repeated="2" office:value-type="string" calcext:value-type="string">
            <text:p>ATXMEGA192A3U-AUR</text:p>
          </table:table-cell>
          <table:table-cell office:value-type="string" calcext:value-type="string">
            <text:p>TQFP64_14_ATXME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.com</text:p>
          </table:table-cell>
          <table:table-cell table:formula="of:=[.E40]*6.19" office:value-type="currency" office:currency="USD" office:value="6.19" calcext:value-type="currency">
            <text:p>$6.19</text:p>
          </table:table-cell>
          <table:table-cell table:formula="of:=[.E40]*4.20752*250" office:value-type="currency" office:currency="USD" office:value="1051.88" calcext:value-type="currency">
            <text:p>$1,051.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/SPI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JUMPER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/C27,M/C28,M/C29,M/C30,M/C31,M/C32,R/C25,R/C26,R/C35</text:p>
          </table:table-cell>
          <table:table-cell office:value-type="string" calcext:value-type="string">
            <text:p>C0805C104M5RACTU</text:p>
          </table:table-cell>
          <table:table-cell office:value-type="string" calcext:value-type="string">
            <text:p>0.1uF</text:p>
          </table:table-cell>
          <table:table-cell office:value-type="float" office:value="805" calcext:value-type="float">
            <text:p>8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gikey.com</text:p>
          </table:table-cell>
          <table:table-cell table:formula="of:=[.E42]*0.1" office:value-type="currency" office:currency="USD" office:value="0.9" calcext:value-type="currency">
            <text:p>$0.90</text:p>
          </table:table-cell>
          <table:table-cell table:formula="of:=[.E42]*0.0126*250" office:value-type="currency" office:currency="USD" office:value="28.35" calcext:value-type="currency">
            <text:p>$28.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/U6</text:p>
          </table:table-cell>
          <table:table-cell office:value-type="string" calcext:value-type="string">
            <text:p>ISL83485IBZ</text:p>
          </table:table-cell>
          <table:table-cell office:value-type="string" calcext:value-type="string">
            <text:p>RS-485 Transceiver</text:p>
          </table:table-cell>
          <table:table-cell office:value-type="string" calcext:value-type="string">
            <text:p>SO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.com</text:p>
          </table:table-cell>
          <table:table-cell table:formula="of:=[.E43]*1.48" office:value-type="currency" office:currency="USD" office:value="1.48" calcext:value-type="currency">
            <text:p>$1.48</text:p>
          </table:table-cell>
          <table:table-cell table:formula="of:=[.E43]*1.065*250" office:value-type="currency" office:currency="USD" office:value="266.25" calcext:value-type="currency">
            <text:p>$266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/R19</text:p>
          </table:table-cell>
          <table:table-cell office:value-type="string" calcext:value-type="string">
            <text:p>RMCF0805JT120R</text:p>
          </table:table-cell>
          <table:table-cell office:value-type="float" office:value="120" calcext:value-type="float">
            <text:p>120</text:p>
          </table:table-cell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.com</text:p>
          </table:table-cell>
          <table:table-cell table:formula="of:=[.E44]*0.1" office:value-type="currency" office:currency="USD" office:value="0.1" calcext:value-type="currency">
            <text:p>$0.10</text:p>
          </table:table-cell>
          <table:table-cell table:formula="of:=[.E44]*0.00496*250" office:value-type="currency" office:currency="USD" office:value="1.24" calcext:value-type="currency">
            <text:p>$1.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/LED1</text:p>
          </table:table-cell>
          <table:table-cell office:value-type="string" calcext:value-type="string">
            <text:p>WP59BL/EGW</text:p>
          </table:table-cell>
          <table:table-cell office:value-type="string" calcext:value-type="string">
            <text:p>LED RED/GRN</text:p>
          </table:table-cell>
          <table:table-cell office:value-type="string" calcext:value-type="string">
            <text:p>Kingbright_WP59BL.f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.com</text:p>
          </table:table-cell>
          <table:table-cell table:formula="of:=[.E45]*0.69" office:value-type="currency" office:currency="USD" office:value="0.69" calcext:value-type="currency">
            <text:p>$0.69</text:p>
          </table:table-cell>
          <table:table-cell table:formula="of:=[.E45]*0.34252*250" office:value-type="currency" office:currency="USD" office:value="85.63" calcext:value-type="currency">
            <text:p>$85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/R22,R/R23</text:p>
          </table:table-cell>
          <table:table-cell office:value-type="string" calcext:value-type="string">
            <text:p>RMCF0805JT33R0</text:p>
          </table:table-cell>
          <table:table-cell office:value-type="float" office:value="33" calcext:value-type="float">
            <text:p>33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gikey.com</text:p>
          </table:table-cell>
          <table:table-cell table:formula="of:=[.E46]*0.1" office:value-type="currency" office:currency="USD" office:value="0.2" calcext:value-type="currency">
            <text:p>$0.20</text:p>
          </table:table-cell>
          <table:table-cell table:formula="of:=[.E46]*0.00396*250" office:value-type="currency" office:currency="USD" office:value="1.98" calcext:value-type="currency">
            <text:p>$1.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/R1,R/LD1/R1,R/LD2/R1</text:p>
          </table:table-cell>
          <table:table-cell office:value-type="string" calcext:value-type="string">
            <text:p>RMCF0805JT220R</text:p>
          </table:table-cell>
          <table:table-cell office:value-type="float" office:value="220" calcext:value-type="float">
            <text:p>220</text:p>
          </table:table-cell>
          <table:table-cell office:value-type="float" office:value="805" calcext:value-type="float">
            <text:p>8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gikey.com</text:p>
          </table:table-cell>
          <table:table-cell table:formula="of:=[.E47]*0.1" office:value-type="currency" office:currency="USD" office:value="0.3" calcext:value-type="currency">
            <text:p>$0.30</text:p>
          </table:table-cell>
          <table:table-cell table:formula="of:=[.E47]*0.00396*250" office:value-type="currency" office:currency="USD" office:value="2.97" calcext:value-type="currency">
            <text:p>$2.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/LD1/Q2,R/LD2/Q2</text:p>
          </table:table-cell>
          <table:table-cell office:value-type="string" calcext:value-type="string">
            <text:p>2N7002K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OT23_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gikey.com</text:p>
          </table:table-cell>
          <table:table-cell table:formula="of:=[.E48]*0.27" office:value-type="currency" office:currency="USD" office:value="0.54" calcext:value-type="currency">
            <text:p>$0.54</text:p>
          </table:table-cell>
          <table:table-cell table:formula="of:=[.E48]*0.0772*250" office:value-type="currency" office:currency="USD" office:value="38.6" calcext:value-type="currency">
            <text:p>$38.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/LD1/R2,R/LD1/R3,R/LD2/R2,R/LD2/R3</text:p>
          </table:table-cell>
          <table:table-cell office:value-type="string" calcext:value-type="string">
            <text:p>RC0805FR-07100K</text:p>
          </table:table-cell>
          <table:table-cell office:value-type="string" calcext:value-type="string">
            <text:p>100k</text:p>
          </table:table-cell>
          <table:table-cell office:value-type="float" office:value="805" calcext:value-type="float">
            <text:p>8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gikey.com</text:p>
          </table:table-cell>
          <table:table-cell table:formula="of:=[.E49]*0.1" office:value-type="currency" office:currency="USD" office:value="0.4" calcext:value-type="currency">
            <text:p>$0.40</text:p>
          </table:table-cell>
          <table:table-cell table:formula="of:=[.E49]*0.00379*250" office:value-type="currency" office:currency="USD" office:value="3.79" calcext:value-type="currency">
            <text:p>$3.7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/LD1/J1,R/LD2/J1</text:p>
          </table:table-cell>
          <table:table-cell office:value-type="string" calcext:value-type="string">
            <text:p>10127720-061LF</text:p>
          </table:table-cell>
          <table:table-cell office:value-type="string" calcext:value-type="string">
            <text:p>6-Pin Male Connector</text:p>
          </table:table-cell>
          <table:table-cell office:value-type="string" calcext:value-type="string">
            <text:p>AMPHENOL_10127720-061L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gikey.com</text:p>
          </table:table-cell>
          <table:table-cell table:formula="of:=[.E50]*0.77" office:value-type="currency" office:currency="USD" office:value="1.54" calcext:value-type="currency">
            <text:p>$1.54</text:p>
          </table:table-cell>
          <table:table-cell table:formula="of:=[.E50]*0.4792*250" office:value-type="currency" office:currency="USD" office:value="239.6" calcext:value-type="currency">
            <text:p>$239.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/LD1/Q1,R/LD2/Q1</text:p>
          </table:table-cell>
          <table:table-cell office:value-type="string" calcext:value-type="string">
            <text:p>SI4062DY-T1-GE3</text:p>
          </table:table-cell>
          <table:table-cell office:value-type="string" calcext:value-type="string">
            <text:p>POWER MOSFET</text:p>
          </table:table-cell>
          <table:table-cell office:value-type="string" calcext:value-type="string">
            <text:p>SO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ark.com</text:p>
          </table:table-cell>
          <table:table-cell table:formula="of:=[.E51]*1.17" office:value-type="currency" office:currency="USD" office:value="2.34" calcext:value-type="currency">
            <text:p>$2.34</text:p>
          </table:table-cell>
          <table:table-cell table:formula="of:=[.E51]*0.692*250" office:value-type="currency" office:currency="USD" office:value="346" calcext:value-type="currency">
            <text:p>$346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/J4</text:p>
          </table:table-cell>
          <table:table-cell office:value-type="string" calcext:value-type="string">
            <text:p>182-025-113R161</text:p>
          </table:table-cell>
          <table:table-cell office:value-type="string" calcext:value-type="string">
            <text:p>25-Pin DSUB</text:p>
          </table:table-cell>
          <table:table-cell office:value-type="string" calcext:value-type="string">
            <text:p>NORCOMP_182-025-113R161_DB25M.f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.com</text:p>
          </table:table-cell>
          <table:table-cell table:formula="of:=[.E52]*2.46" office:value-type="currency" office:currency="USD" office:value="2.46" calcext:value-type="currency">
            <text:p>$2.46</text:p>
          </table:table-cell>
          <table:table-cell table:formula="of:=[.E52]*1.911*250" office:value-type="currency" office:currency="USD" office:value="477.75" calcext:value-type="currency">
            <text:p>$477.75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2">
          <table:table-cell table:number-columns-repeated="5"/>
          <table:table-cell table:style-name="ce2" office:value-type="string" calcext:value-type="string">
            <text:p>Cost Per Board (1 Board)</text:p>
          </table:table-cell>
          <table:table-cell table:formula="of:=SUM([.G2:.G52])" office:value-type="currency" office:currency="USD" office:value="91.788" calcext:value-type="currency">
            <text:p>$91.79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5"/>
          <table:table-cell table:style-name="ce2" office:value-type="string" calcext:value-type="string">
            <text:p>Cost for 250 boards</text:p>
          </table:table-cell>
          <table:table-cell table:formula="of:=SUM([.H2:.H52])" office:value-type="currency" office:currency="USD" office:value="11600.36" calcext:value-type="currency">
            <text:p>$11,600.36</text:p>
          </table:table-cell>
          <table:table-cell table:style-name="Default"/>
          <table:table-cell table:number-columns-repeated="1016"/>
        </table:table-row>
        <table:table-row table:style-name="ro2">
          <table:table-cell table:number-columns-repeated="5"/>
          <table:table-cell table:style-name="ce2" office:value-type="string" calcext:value-type="string">
            <text:p>Cost per Board(250 boards)</text:p>
          </table:table-cell>
          <table:table-cell table:formula="of:=[.G55]/250" office:value-type="currency" office:currency="USD" office:value="46.40144" calcext:value-type="currency">
            <text:p>$46.40</text:p>
          </table:table-cell>
          <table:table-cell table:style-name="Default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0">00/00/0000</text:date>, <text:time style:data-style-name="N2" text:time-value="08:46:57.0028981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0T09:33:38.986003031</dc:date>
    <dc:creator>Doug Coffland</dc:creator>
    <meta:editing-duration>PT2H40M57S</meta:editing-duration>
    <meta:editing-cycles>18</meta:editing-cycles>
    <meta:generator>LibreOffice/4.3.3.2$Linux_X86_64 LibreOffice_project/430m0$Build-2</meta:generator>
    <meta:document-statistic meta:table-count="1" meta:cell-count="422" meta:object-count="0"/>
  </office:meta>
</office:document-meta>
</file>